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0.696cm" svg:y="0.319cm">
            <draw:object draw:notify-on-update-of-ranges="Sheet1.A2:Sheet1.A107 Sheet1.B1:Sheet1.B1 Sheet1.B2:Sheet1.B107 Sheet1.C2:Sheet1.C12 Sheet1.D1:Sheet1.D1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40.641cm" svg:y="9.935cm">
            <draw:object draw:notify-on-update-of-ranges="Sheet1.F2:Sheet1.F107 Sheet1.G1:Sheet1.G1 Sheet1.G2:Sheet1.G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.47cm" svg:y="7.59cm">
            <draw:object draw:notify-on-update-of-ranges="Sheet1.K1:Sheet1.K1 Sheet1.K2:Sheet1.K54 Sheet1.L1:Sheet1.L1 Sheet1.L2:Sheet1.L54 Sheet1.N1:Sheet1.N1 Sheet1.N2:Sheet1.N20 Sheet1.M2:Sheet1.M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T[C]</text:p>
          </table:table-cell>
          <table:table-cell office:value-type="string" calcext:value-type="string">
            <text:p>k[W/(m.K)]</text:p>
          </table:table-cell>
          <table:table-cell table:style-name="ce1" office:value-type="string" calcext:value-type="string">
            <text:p>T[C]</text:p>
          </table:table-cell>
          <table:table-cell table:style-name="ce1" office:value-type="string" calcext:value-type="string">
            <text:p>k[abridged]</text:p>
          </table:table-cell>
          <table:table-cell/>
          <table:table-cell office:value-type="string" calcext:value-type="string">
            <text:p>T[C]</text:p>
          </table:table-cell>
          <table:table-cell office:value-type="string" calcext:value-type="string">
            <text:p>rho[kg/cm3]</text:p>
          </table:table-cell>
          <table:table-cell office:value-type="string" calcext:value-type="string">
            <text:p>T[C]</text:p>
          </table:table-cell>
          <table:table-cell office:value-type="string" calcext:value-type="string">
            <text:p>rho[abridged]</text:p>
          </table:table-cell>
          <table:table-cell/>
          <table:table-cell office:value-type="string" calcext:value-type="string">
            <text:p>T[C]</text:p>
          </table:table-cell>
          <table:table-cell office:value-type="string" calcext:value-type="string">
            <text:p>Cp[J/(kg.K)]</text:p>
          </table:table-cell>
          <table:table-cell office:value-type="string" calcext:value-type="string">
            <text:p>T[C]</text:p>
          </table:table-cell>
          <table:table-cell office:value-type="string" calcext:value-type="string">
            <text:p>Cp[abridged]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22092" calcext:value-type="float">
            <text:p>60.2209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.22092" calcext:value-type="float">
            <text:p>60.220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824.06" calcext:value-type="float">
            <text:p>7824.06</text:p>
          </table:table-cell>
          <table:table-cell office:value-type="float" office:value="25" calcext:value-type="float">
            <text:p>25</text:p>
          </table:table-cell>
          <table:table-cell office:value-type="float" office:value="7824.06" calcext:value-type="float">
            <text:p>7824.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63.23" calcext:value-type="float">
            <text:p>463.23</text:p>
          </table:table-cell>
          <table:table-cell office:value-type="float" office:value="0" calcext:value-type="float">
            <text:p>0</text:p>
          </table:table-cell>
          <table:table-cell office:value-type="float" office:value="463.23" calcext:value-type="float">
            <text:p>463.23</text:p>
          </table:table-cell>
          <table:table-cell table:number-columns-repeated="12"/>
          <table:table-cell table:formula="of:=[.C2]+273.15" office:value-type="float" office:value="298.15" calcext:value-type="float">
            <text:p>298.15</text:p>
          </table:table-cell>
          <table:table-cell table:formula="of:=ROUND([.D2];1)" office:value-type="float" office:value="60.2" calcext:value-type="float">
            <text:p>60.2</text:p>
          </table:table-cell>
          <table:table-cell/>
          <table:table-cell table:formula="of:=[.M2]+273.15" office:value-type="float" office:value="273.15" calcext:value-type="float">
            <text:p>273.15</text:p>
          </table:table-cell>
          <table:table-cell table:formula="of:=ROUND([.N2];1)" office:value-type="float" office:value="463.2" calcext:value-type="float">
            <text:p>46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.995" calcext:value-type="float">
            <text:p>59.99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53.9057" calcext:value-type="float">
            <text:p>53.90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822.97" calcext:value-type="float">
            <text:p>7822.97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471.02" calcext:value-type="float">
            <text:p>471.02</text:p>
          </table:table-cell>
          <table:table-cell office:value-type="float" office:value="410" calcext:value-type="float">
            <text:p>410</text:p>
          </table:table-cell>
          <table:table-cell office:value-type="float" office:value="526.99" calcext:value-type="float">
            <text:p>526.99</text:p>
          </table:table-cell>
          <table:table-cell table:number-columns-repeated="12"/>
          <table:table-cell table:formula="of:=[.C3]+273.15" office:value-type="float" office:value="433.15" calcext:value-type="float">
            <text:p>433.15</text:p>
          </table:table-cell>
          <table:table-cell table:formula="of:=ROUND([.D3];1)" office:value-type="float" office:value="53.9" calcext:value-type="float">
            <text:p>53.9</text:p>
          </table:table-cell>
          <table:table-cell/>
          <table:table-cell table:formula="of:=[.M3]+273.15" office:value-type="float" office:value="683.15" calcext:value-type="float">
            <text:p>683.15</text:p>
          </table:table-cell>
          <table:table-cell table:formula="of:=ROUND([.N3];1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55736" calcext:value-type="float">
            <text:p>59.5573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1.85092" calcext:value-type="float">
            <text:p>51.850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821.05" calcext:value-type="float">
            <text:p>7821.0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482.88" calcext:value-type="float">
            <text:p>482.88</text:p>
          </table:table-cell>
          <table:table-cell office:value-type="float" office:value="806" calcext:value-type="float">
            <text:p>806</text:p>
          </table:table-cell>
          <table:table-cell office:value-type="float" office:value="651.27" calcext:value-type="float">
            <text:p>651.27</text:p>
          </table:table-cell>
          <table:table-cell table:number-columns-repeated="12"/>
          <table:table-cell table:formula="of:=[.C4]+273.15" office:value-type="float" office:value="473.15" calcext:value-type="float">
            <text:p>473.15</text:p>
          </table:table-cell>
          <table:table-cell table:formula="of:=ROUND([.D4];1)" office:value-type="float" office:value="51.9" calcext:value-type="float">
            <text:p>51.9</text:p>
          </table:table-cell>
          <table:table-cell/>
          <table:table-cell table:formula="of:=[.M4]+273.15" office:value-type="float" office:value="1079.15" calcext:value-type="float">
            <text:p>1079.15</text:p>
          </table:table-cell>
          <table:table-cell table:formula="of:=ROUND([.N4];1)" office:value-type="float" office:value="651.3" calcext:value-type="float">
            <text:p>651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17778" calcext:value-type="float">
            <text:p>59.1777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.52166" calcext:value-type="float">
            <text:p>42.521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820.23" calcext:value-type="float">
            <text:p>7820.2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15.43" calcext:value-type="float">
            <text:p>515.43</text:p>
          </table:table-cell>
          <table:table-cell office:value-type="float" office:value="1004" calcext:value-type="float">
            <text:p>1004</text:p>
          </table:table-cell>
          <table:table-cell office:value-type="float" office:value="753.22" calcext:value-type="float">
            <text:p>753.22</text:p>
          </table:table-cell>
          <table:table-cell table:number-columns-repeated="12"/>
          <table:table-cell table:formula="of:=[.C5]+273.15" office:value-type="float" office:value="673.15" calcext:value-type="float">
            <text:p>673.15</text:p>
          </table:table-cell>
          <table:table-cell table:formula="of:=ROUND([.D5];1)" office:value-type="float" office:value="42.5" calcext:value-type="float">
            <text:p>42.5</text:p>
          </table:table-cell>
          <table:table-cell/>
          <table:table-cell table:formula="of:=[.M5]+273.15" office:value-type="float" office:value="1277.15" calcext:value-type="float">
            <text:p>1277.15</text:p>
          </table:table-cell>
          <table:table-cell table:formula="of:=ROUND([.N5];1)" office:value-type="float" office:value="753.2" calcext:value-type="float">
            <text:p>753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805" calcext:value-type="float">
            <text:p>58.80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4.15757" calcext:value-type="float">
            <text:p>34.1575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820.42" calcext:value-type="float">
            <text:p>7820.42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492.02" calcext:value-type="float">
            <text:p>492.02</text:p>
          </table:table-cell>
          <table:table-cell table:number-columns-repeated="14"/>
          <table:table-cell table:formula="of:=[.C6]+273.15" office:value-type="float" office:value="873.15" calcext:value-type="float">
            <text:p>873.15</text:p>
          </table:table-cell>
          <table:table-cell table:formula="of:=ROUND([.D6];1)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36761" calcext:value-type="float">
            <text:p>58.36761</text:p>
          </table:table-cell>
          <table:table-cell table:style-name="ce1" office:value-type="float" office:value="721.18" calcext:value-type="float">
            <text:p>721.18</text:p>
          </table:table-cell>
          <table:table-cell table:style-name="ce1" office:value-type="float" office:value="31.20199" calcext:value-type="float">
            <text:p>31.201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18.79" calcext:value-type="float">
            <text:p>7818.79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484.13" calcext:value-type="float">
            <text:p>484.13</text:p>
          </table:table-cell>
          <table:table-cell table:number-columns-repeated="14"/>
          <table:table-cell table:formula="of:=[.C7]+273.15" office:value-type="float" office:value="994.33" calcext:value-type="float">
            <text:p>994.33</text:p>
          </table:table-cell>
          <table:table-cell table:formula="of:=ROUND([.D7];1)" office:value-type="float" office:value="31.2" calcext:value-type="float">
            <text:p>31.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.90696" calcext:value-type="float">
            <text:p>57.90696</text:p>
          </table:table-cell>
          <table:table-cell table:style-name="ce1" office:value-type="float" office:value="734.14" calcext:value-type="float">
            <text:p>734.14</text:p>
          </table:table-cell>
          <table:table-cell table:style-name="ce1" office:value-type="float" office:value="28.21279" calcext:value-type="float">
            <text:p>28.212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16.58" calcext:value-type="float">
            <text:p>7816.58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484.13" calcext:value-type="float">
            <text:p>484.13</text:p>
          </table:table-cell>
          <table:table-cell table:number-columns-repeated="14"/>
          <table:table-cell table:formula="of:=[.C8]+273.15" office:value-type="float" office:value="1007.29" calcext:value-type="float">
            <text:p>1007.29</text:p>
          </table:table-cell>
          <table:table-cell table:formula="of:=ROUND([.D8];1)" office:value-type="float" office:value="28.2" calcext:value-type="float">
            <text:p>28.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.43746" calcext:value-type="float">
            <text:p>57.43746</text:p>
          </table:table-cell>
          <table:table-cell table:style-name="ce1" office:value-type="float" office:value="751.44" calcext:value-type="float">
            <text:p>751.44</text:p>
          </table:table-cell>
          <table:table-cell table:style-name="ce1" office:value-type="float" office:value="26.78903" calcext:value-type="float">
            <text:p>26.789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814.13" calcext:value-type="float">
            <text:p>7814.13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486.07" calcext:value-type="float">
            <text:p>486.07</text:p>
          </table:table-cell>
          <table:table-cell table:number-columns-repeated="14"/>
          <table:table-cell table:formula="of:=[.C9]+273.15" office:value-type="float" office:value="1024.59" calcext:value-type="float">
            <text:p>1024.59</text:p>
          </table:table-cell>
          <table:table-cell table:formula="of:=ROUND([.D9];1)" office:value-type="float" office:value="26.8" calcext:value-type="float">
            <text:p>26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.9634" calcext:value-type="float">
            <text:p>56.9634</text:p>
          </table:table-cell>
          <table:table-cell table:style-name="ce1" office:value-type="float" office:value="771.52" calcext:value-type="float">
            <text:p>771.52</text:p>
          </table:table-cell>
          <table:table-cell table:style-name="ce1" office:value-type="float" office:value="26.01127" calcext:value-type="float">
            <text:p>26.011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11.54" calcext:value-type="float">
            <text:p>7811.54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488.79" calcext:value-type="float">
            <text:p>488.79</text:p>
          </table:table-cell>
          <table:table-cell table:number-columns-repeated="14"/>
          <table:table-cell table:formula="of:=[.C10]+273.15" office:value-type="float" office:value="1044.67" calcext:value-type="float">
            <text:p>1044.67</text:p>
          </table:table-cell>
          <table:table-cell table:formula="of:=ROUND([.D10];1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6.48659" calcext:value-type="float">
            <text:p>56.4865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8.74835" calcext:value-type="float">
            <text:p>28.7483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808.87" calcext:value-type="float">
            <text:p>7808.87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491.86" calcext:value-type="float">
            <text:p>491.86</text:p>
          </table:table-cell>
          <table:table-cell table:number-columns-repeated="14"/>
          <table:table-cell table:formula="of:=[.C11]+273.15" office:value-type="float" office:value="1273.15" calcext:value-type="float">
            <text:p>1273.15</text:p>
          </table:table-cell>
          <table:table-cell table:formula="of:=ROUND([.D11];1)" office:value-type="float" office:value="28.7" calcext:value-type="float">
            <text:p>28.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.00797" calcext:value-type="float">
            <text:p>56.00797</text:p>
          </table:table-cell>
          <table:table-cell table:style-name="ce1" table:number-columns-repeated="2"/>
          <table:table-cell/>
          <table:table-cell office:value-type="float" office:value="120" calcext:value-type="float">
            <text:p>120</text:p>
          </table:table-cell>
          <table:table-cell office:value-type="float" office:value="7806.13" calcext:value-type="float">
            <text:p>7806.13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495.14" calcext:value-type="float">
            <text:p>495.14</text:p>
          </table:table-cell>
          <table:table-cell table:number-columns-repeated="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.52811" calcext:value-type="float">
            <text:p>55.52811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7803.34" calcext:value-type="float">
            <text:p>7803.34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498.55" calcext:value-type="float">
            <text:p>498.55</text:p>
          </table:table-cell>
          <table:table-cell table:number-columns-repeated="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.04739" calcext:value-type="float">
            <text:p>55.04739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7800.5" calcext:value-type="float">
            <text:p>7800.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502.06" calcext:value-type="float">
            <text:p>502.06</text:p>
          </table:table-cell>
          <table:table-cell table:number-columns-repeated="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.56609" calcext:value-type="float">
            <text:p>54.5660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7797.64" calcext:value-type="float">
            <text:p>7797.64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505.66" calcext:value-type="float">
            <text:p>505.66</text:p>
          </table:table-cell>
          <table:table-cell table:number-columns-repeated="19"/>
        </table:table-row>
        <table:table-row table:style-name="ro1">
          <table:table-cell office:value-type="float" office:value="154.18" calcext:value-type="float">
            <text:p>154.18</text:p>
          </table:table-cell>
          <table:table-cell office:value-type="float" office:value="54.3649" calcext:value-type="float">
            <text:p>54.3649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office:value-type="float" office:value="7796.43" calcext:value-type="float">
            <text:p>7796.43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522.28" calcext:value-type="float">
            <text:p>522.28</text:p>
          </table:table-cell>
          <table:table-cell table:number-columns-repeated="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.9057" calcext:value-type="float">
            <text:p>53.9057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7795.53" calcext:value-type="float">
            <text:p>7795.53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511.11" calcext:value-type="float">
            <text:p>511.11</text:p>
          </table:table-cell>
          <table:table-cell table:number-columns-repeated="19"/>
        </table:table-row>
        <table:table-row table:style-name="ro1">
          <table:table-cell office:value-type="float" office:value="166.45" calcext:value-type="float">
            <text:p>166.45</text:p>
          </table:table-cell>
          <table:table-cell office:value-type="float" office:value="53.43136" calcext:value-type="float">
            <text:p>53.43136</text:p>
          </table:table-cell>
          <table:table-cell table:number-columns-repeated="3"/>
          <table:table-cell office:value-type="float" office:value="166.45" calcext:value-type="float">
            <text:p>166.45</text:p>
          </table:table-cell>
          <table:table-cell office:value-type="float" office:value="7794.35" calcext:value-type="float">
            <text:p>7794.35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514.98" calcext:value-type="float">
            <text:p>514.98</text:p>
          </table:table-cell>
          <table:table-cell table:number-columns-repeated="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.2641" calcext:value-type="float">
            <text:p>53.264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7793.27" calcext:value-type="float">
            <text:p>7793.27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518.91" calcext:value-type="float">
            <text:p>518.91</text:p>
          </table:table-cell>
          <table:table-cell table:number-columns-repeated="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2.79309" calcext:value-type="float">
            <text:p>52.7930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7790.21" calcext:value-type="float">
            <text:p>7790.21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float" office:value="522.91" calcext:value-type="float">
            <text:p>522.91</text:p>
          </table:table-cell>
          <table:table-cell table:number-columns-repeated="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.32201" calcext:value-type="float">
            <text:p>52.3220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7787.12" calcext:value-type="float">
            <text:p>7787.12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526.99" calcext:value-type="float">
            <text:p>526.99</text:p>
          </table:table-cell>
          <table:table-cell table:number-columns-repeated="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.85092" calcext:value-type="float">
            <text:p>51.85092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7784.03" calcext:value-type="float">
            <text:p>7784.03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531.14" calcext:value-type="float">
            <text:p>531.14</text:p>
          </table:table-cell>
          <table:table-cell table:number-columns-repeated="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.37989" calcext:value-type="float">
            <text:p>51.37989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7780.91" calcext:value-type="float">
            <text:p>7780.91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535.39" calcext:value-type="float">
            <text:p>535.39</text:p>
          </table:table-cell>
          <table:table-cell table:number-columns-repeated="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.909" calcext:value-type="float">
            <text:p>50.90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7777.77" calcext:value-type="float">
            <text:p>7777.77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539.73" calcext:value-type="float">
            <text:p>539.73</text:p>
          </table:table-cell>
          <table:table-cell table:number-columns-repeated="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0.4383" calcext:value-type="float">
            <text:p>50.4383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7774.62" calcext:value-type="float">
            <text:p>7774.62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float" office:value="544.18" calcext:value-type="float">
            <text:p>544.18</text:p>
          </table:table-cell>
          <table:table-cell table:number-columns-repeated="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.96786" calcext:value-type="float">
            <text:p>49.96786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7771.45" calcext:value-type="float">
            <text:p>7771.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48.74" calcext:value-type="float">
            <text:p>548.74</text:p>
          </table:table-cell>
          <table:table-cell table:number-columns-repeated="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.49774" calcext:value-type="float">
            <text:p>49.49774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7768.26" calcext:value-type="float">
            <text:p>7768.26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553.41" calcext:value-type="float">
            <text:p>553.41</text:p>
          </table:table-cell>
          <table:table-cell table:number-columns-repeated="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9.028" calcext:value-type="float">
            <text:p>49.028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7765.05" calcext:value-type="float">
            <text:p>7765.05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office:value-type="float" office:value="558.21" calcext:value-type="float">
            <text:p>558.21</text:p>
          </table:table-cell>
          <table:table-cell table:number-columns-repeated="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8.55869" calcext:value-type="float">
            <text:p>48.55869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7761.82" calcext:value-type="float">
            <text:p>7761.82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float" office:value="563.15" calcext:value-type="float">
            <text:p>563.15</text:p>
          </table:table-cell>
          <table:table-cell table:number-columns-repeated="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.08986" calcext:value-type="float">
            <text:p>48.08986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7758.57" calcext:value-type="float">
            <text:p>7758.57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float" office:value="568.22" calcext:value-type="float">
            <text:p>568.22</text:p>
          </table:table-cell>
          <table:table-cell table:number-columns-repeated="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.62158" calcext:value-type="float">
            <text:p>47.62158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7755.3" calcext:value-type="float">
            <text:p>7755.3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float" office:value="573.45" calcext:value-type="float">
            <text:p>573.45</text:p>
          </table:table-cell>
          <table:table-cell table:number-columns-repeated="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.15389" calcext:value-type="float">
            <text:p>47.15389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7752.02" calcext:value-type="float">
            <text:p>7752.02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float" office:value="578.84" calcext:value-type="float">
            <text:p>578.84</text:p>
          </table:table-cell>
          <table:table-cell table:number-columns-repeated="1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.68684" calcext:value-type="float">
            <text:p>46.68684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7748.71" calcext:value-type="float">
            <text:p>7748.71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584.39" calcext:value-type="float">
            <text:p>584.39</text:p>
          </table:table-cell>
          <table:table-cell table:number-columns-repeated="1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6.22049" calcext:value-type="float">
            <text:p>46.22049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7745.38" calcext:value-type="float">
            <text:p>7745.38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office:value-type="float" office:value="590.12" calcext:value-type="float">
            <text:p>590.12</text:p>
          </table:table-cell>
          <table:table-cell table:number-columns-repeated="1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.75489" calcext:value-type="float">
            <text:p>45.75489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7742.03" calcext:value-type="float">
            <text:p>7742.03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 office:value-type="float" office:value="596.03" calcext:value-type="float">
            <text:p>596.03</text:p>
          </table:table-cell>
          <table:table-cell table:number-columns-repeated="1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.29009" calcext:value-type="float">
            <text:p>45.29009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738.66" calcext:value-type="float">
            <text:p>7738.66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602.14" calcext:value-type="float">
            <text:p>602.14</text:p>
          </table:table-cell>
          <table:table-cell table:number-columns-repeated="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.82615" calcext:value-type="float">
            <text:p>44.82615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7735.27" calcext:value-type="float">
            <text:p>7735.27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office:value-type="float" office:value="608.46" calcext:value-type="float">
            <text:p>608.46</text:p>
          </table:table-cell>
          <table:table-cell table:number-columns-repeated="1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.36312" calcext:value-type="float">
            <text:p>44.36312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7731.86" calcext:value-type="float">
            <text:p>7731.86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.90108" calcext:value-type="float">
            <text:p>43.90108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7728.42" calcext:value-type="float">
            <text:p>7728.42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office:value-type="float" office:value="621.76" calcext:value-type="float">
            <text:p>621.76</text:p>
          </table:table-cell>
          <table:table-cell table:number-columns-repeated="1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.4401" calcext:value-type="float">
            <text:p>43.440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7724.96" calcext:value-type="float">
            <text:p>7724.96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office:value-type="float" office:value="628.76" calcext:value-type="float">
            <text:p>628.76</text:p>
          </table:table-cell>
          <table:table-cell table:number-columns-repeated="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2.98026" calcext:value-type="float">
            <text:p>42.98026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7721.48" calcext:value-type="float">
            <text:p>7721.48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636.01" calcext:value-type="float">
            <text:p>636.01</text:p>
          </table:table-cell>
          <table:table-cell table:number-columns-repeated="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.52166" calcext:value-type="float">
            <text:p>42.52166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717.97" calcext:value-type="float">
            <text:p>7717.97</text:p>
          </table:table-cell>
          <table:table-cell table:number-columns-repeated="3"/>
          <table:table-cell office:value-type="float" office:value="788" calcext:value-type="float">
            <text:p>788</text:p>
          </table:table-cell>
          <table:table-cell office:value-type="float" office:value="643.51" calcext:value-type="float">
            <text:p>643.51</text:p>
          </table:table-cell>
          <table:table-cell table:number-columns-repeated="1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.06444" calcext:value-type="float">
            <text:p>42.06444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7714.43" calcext:value-type="float">
            <text:p>7714.43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office:value-type="float" office:value="651.27" calcext:value-type="float">
            <text:p>651.27</text:p>
          </table:table-cell>
          <table:table-cell table:number-columns-repeated="1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.60874" calcext:value-type="float">
            <text:p>41.60874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7710.87" calcext:value-type="float">
            <text:p>7710.87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office:value-type="float" office:value="659.34" calcext:value-type="float">
            <text:p>659.34</text:p>
          </table:table-cell>
          <table:table-cell table:number-columns-repeated="1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.15477" calcext:value-type="float">
            <text:p>41.15477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7707.29" calcext:value-type="float">
            <text:p>7707.29</text:p>
          </table:table-cell>
          <table:table-cell table:number-columns-repeated="3"/>
          <table:table-cell office:value-type="float" office:value="842" calcext:value-type="float">
            <text:p>842</text:p>
          </table:table-cell>
          <table:table-cell office:value-type="float" office:value="667.63" calcext:value-type="float">
            <text:p>667.63</text:p>
          </table:table-cell>
          <table:table-cell table:number-columns-repeated="1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.70276" calcext:value-type="float">
            <text:p>40.70276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7703.67" calcext:value-type="float">
            <text:p>7703.67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float" office:value="676.18" calcext:value-type="float">
            <text:p>676.18</text:p>
          </table:table-cell>
          <table:table-cell table:number-columns-repeated="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.253" calcext:value-type="float">
            <text:p>40.253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7700.04" calcext:value-type="float">
            <text:p>7700.04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office:value-type="float" office:value="684.99" calcext:value-type="float">
            <text:p>684.99</text:p>
          </table:table-cell>
          <table:table-cell table:number-columns-repeated="1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.80587" calcext:value-type="float">
            <text:p>39.80587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7696.37" calcext:value-type="float">
            <text:p>7696.37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office:value-type="float" office:value="694.05" calcext:value-type="float">
            <text:p>694.05</text:p>
          </table:table-cell>
          <table:table-cell table:number-columns-repeated="1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9.36179" calcext:value-type="float">
            <text:p>39.36179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7692.68" calcext:value-type="float">
            <text:p>7692.68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 office:value-type="float" office:value="703.35" calcext:value-type="float">
            <text:p>703.35</text:p>
          </table:table-cell>
          <table:table-cell table:number-columns-repeated="1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.92128" calcext:value-type="float">
            <text:p>38.92128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7688.97" calcext:value-type="float">
            <text:p>7688.97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float" office:value="712.88" calcext:value-type="float">
            <text:p>712.88</text:p>
          </table:table-cell>
          <table:table-cell table:number-columns-repeated="1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.48665" calcext:value-type="float">
            <text:p>38.48665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7685.23" calcext:value-type="float">
            <text:p>7685.23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office:value-type="float" office:value="722.63" calcext:value-type="float">
            <text:p>722.63</text:p>
          </table:table-cell>
          <table:table-cell table:number-columns-repeated="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.05479" calcext:value-type="float">
            <text:p>38.0547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681.47" calcext:value-type="float">
            <text:p>7681.47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office:value-type="float" office:value="732.6" calcext:value-type="float">
            <text:p>732.6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7.62834" calcext:value-type="float">
            <text:p>37.6283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7677.69" calcext:value-type="float">
            <text:p>7677.69</text:p>
          </table:table-cell>
          <table:table-cell table:number-columns-repeated="3"/>
          <table:table-cell office:value-type="float" office:value="986" calcext:value-type="float">
            <text:p>986</text:p>
          </table:table-cell>
          <table:table-cell office:value-type="float" office:value="742.79" calcext:value-type="float">
            <text:p>742.79</text:p>
          </table:table-cell>
          <table:table-cell table:number-columns-repeated="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7.20794" calcext:value-type="float">
            <text:p>37.20794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7673.88" calcext:value-type="float">
            <text:p>7673.88</text:p>
          </table:table-cell>
          <table:table-cell table:number-columns-repeated="3"/>
          <table:table-cell office:value-type="float" office:value="1004" calcext:value-type="float">
            <text:p>1004</text:p>
          </table:table-cell>
          <table:table-cell office:value-type="float" office:value="753.22" calcext:value-type="float">
            <text:p>753.22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.79422" calcext:value-type="float">
            <text:p>36.79422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7670.06" calcext:value-type="float">
            <text:p>7670.06</text:p>
          </table:table-cell>
          <table:table-cell table:number-columns-repeated="3"/>
          <table:table-cell office:value-type="float" office:value="1022" calcext:value-type="float">
            <text:p>1022</text:p>
          </table:table-cell>
          <table:table-cell office:value-type="float" office:value="763.91" calcext:value-type="float">
            <text:p>763.91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6.38773" calcext:value-type="float">
            <text:p>36.38773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7666.22" calcext:value-type="float">
            <text:p>7666.22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 office:value-type="float" office:value="774.9" calcext:value-type="float">
            <text:p>774.9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.98893" calcext:value-type="float">
            <text:p>35.98893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7662.37" calcext:value-type="float">
            <text:p>7662.37</text:p>
          </table:table-cell>
          <table:table-cell table:number-columns-repeated="3"/>
          <table:table-cell office:value-type="float" office:value="1058" calcext:value-type="float">
            <text:p>1058</text:p>
          </table:table-cell>
          <table:table-cell office:value-type="float" office:value="786.21" calcext:value-type="float">
            <text:p>786.21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5.5981" calcext:value-type="float">
            <text:p>35.5981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7658.5" calcext:value-type="float">
            <text:p>7658.5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 office:value-type="float" office:value="797.9" calcext:value-type="float">
            <text:p>797.9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.21551" calcext:value-type="float">
            <text:p>35.21551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float" office:value="7654.61" calcext:value-type="float">
            <text:p>7654.61</text:p>
          </table:table-cell>
          <table:table-cell table:number-columns-repeated="3"/>
          <table:table-cell office:value-type="float" office:value="1094" calcext:value-type="float">
            <text:p>1094</text:p>
          </table:table-cell>
          <table:table-cell office:value-type="float" office:value="810.02" calcext:value-type="float">
            <text:p>810.02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.84128" calcext:value-type="float">
            <text:p>34.84128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float" office:value="7650.71" calcext:value-type="float">
            <text:p>7650.71</text:p>
          </table:table-cell>
          <table:table-cell table:number-columns-repeated="3"/>
          <table:table-cell office:value-type="float" office:value="1112" calcext:value-type="float">
            <text:p>1112</text:p>
          </table:table-cell>
          <table:table-cell office:value-type="float" office:value="804.38" calcext:value-type="float">
            <text:p>804.38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4.47544" calcext:value-type="float">
            <text:p>34.47544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float" office:value="7646.79" calcext:value-type="float">
            <text:p>7646.79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 office:value-type="float" office:value="816.86" calcext:value-type="float">
            <text:p>816.86</text:p>
          </table:table-cell>
          <table:table-cell table:number-columns-repeated="19"/>
        </table:table-row>
        <table:table-row table:style-name="ro1">
          <table:table-cell office:value-type="float" office:value="593.68" calcext:value-type="float">
            <text:p>593.68</text:p>
          </table:table-cell>
          <table:table-cell office:value-type="float" office:value="34.34291" calcext:value-type="float">
            <text:p>34.34291</text:p>
          </table:table-cell>
          <table:table-cell table:number-columns-repeated="3"/>
          <table:table-cell office:value-type="float" office:value="593.68" calcext:value-type="float">
            <text:p>593.68</text:p>
          </table:table-cell>
          <table:table-cell office:value-type="float" office:value="7645.34" calcext:value-type="float">
            <text:p>7645.34</text:p>
          </table:table-cell>
          <table:table-cell table:number-columns-repeated="3"/>
          <table:table-cell office:value-type="float" office:value="1148" calcext:value-type="float">
            <text:p>1148</text:p>
          </table:table-cell>
          <table:table-cell office:value-type="float" office:value="829.94" calcext:value-type="float">
            <text:p>829.94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.15757" calcext:value-type="float">
            <text:p>34.15757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7642.94" calcext:value-type="float">
            <text:p>7642.94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 office:value-type="float" office:value="843.69" calcext:value-type="float">
            <text:p>843.6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.87046" calcext:value-type="float">
            <text:p>33.87046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7639.12" calcext:value-type="float">
            <text:p>7639.12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 office:value-type="float" office:value="858.16" calcext:value-type="float">
            <text:p>858.16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3.59093" calcext:value-type="float">
            <text:p>33.59093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7635.29" calcext:value-type="float">
            <text:p>7635.29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 office:value-type="float" office:value="873.42" calcext:value-type="float">
            <text:p>873.42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3.31903" calcext:value-type="float">
            <text:p>33.31903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7631.44" calcext:value-type="float">
            <text:p>7631.44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 office:value-type="float" office:value="889.54" calcext:value-type="float">
            <text:p>889.54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3.05482" calcext:value-type="float">
            <text:p>33.05482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7627.59" calcext:value-type="float">
            <text:p>7627.59</text:p>
          </table:table-cell>
          <table:table-cell table:number-columns-repeated="3"/>
          <table:table-cell office:value-type="float" office:value="1238" calcext:value-type="float">
            <text:p>1238</text:p>
          </table:table-cell>
          <table:table-cell office:value-type="float" office:value="906.63" calcext:value-type="float">
            <text:p>906.63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.79834" calcext:value-type="float">
            <text:p>32.79834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7623.71" calcext:value-type="float">
            <text:p>7623.71</text:p>
          </table:table-cell>
          <table:table-cell table:number-columns-repeated="3"/>
          <table:table-cell office:value-type="float" office:value="1256" calcext:value-type="float">
            <text:p>1256</text:p>
          </table:table-cell>
          <table:table-cell office:value-type="float" office:value="924.76" calcext:value-type="float">
            <text:p>924.76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.54965" calcext:value-type="float">
            <text:p>32.54965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7619.83" calcext:value-type="float">
            <text:p>7619.83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 office:value-type="float" office:value="944.06" calcext:value-type="float">
            <text:p>944.06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.30881" calcext:value-type="float">
            <text:p>32.30881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7615.93" calcext:value-type="float">
            <text:p>7615.93</text:p>
          </table:table-cell>
          <table:table-cell table:number-columns-repeated="3"/>
          <table:table-cell office:value-type="float" office:value="1292" calcext:value-type="float">
            <text:p>1292</text:p>
          </table:table-cell>
          <table:table-cell office:value-type="float" office:value="964.63" calcext:value-type="float">
            <text:p>964.63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.0759" calcext:value-type="float">
            <text:p>32.0759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7612.02" calcext:value-type="float">
            <text:p>7612.02</text:p>
          </table:table-cell>
          <table:table-cell table:number-columns-repeated="3"/>
          <table:table-cell office:value-type="float" office:value="1310" calcext:value-type="float">
            <text:p>1310</text:p>
          </table:table-cell>
          <table:table-cell office:value-type="float" office:value="986.62" calcext:value-type="float">
            <text:p>986.62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1.85098" calcext:value-type="float">
            <text:p>31.85098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office:value-type="float" office:value="7608.1" calcext:value-type="float">
            <text:p>7608.1</text:p>
          </table:table-cell>
          <table:table-cell table:number-columns-repeated="3"/>
          <table:table-cell office:value-type="float" office:value="1328" calcext:value-type="float">
            <text:p>1328</text:p>
          </table:table-cell>
          <table:table-cell office:value-type="float" office:value="1010.18" calcext:value-type="float">
            <text:p>1010.18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1.63414" calcext:value-type="float">
            <text:p>31.63414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7604.16" calcext:value-type="float">
            <text:p>7604.16</text:p>
          </table:table-cell>
          <table:table-cell table:number-columns-repeated="3"/>
          <table:table-cell office:value-type="float" office:value="1346" calcext:value-type="float">
            <text:p>1346</text:p>
          </table:table-cell>
          <table:table-cell office:value-type="float" office:value="4032.81" calcext:value-type="float">
            <text:p>4032.81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.42545" calcext:value-type="float">
            <text:p>31.42545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office:value-type="float" office:value="7600.21" calcext:value-type="float">
            <text:p>7600.21</text:p>
          </table:table-cell>
          <table:table-cell table:number-columns-repeated="3"/>
          <table:table-cell office:value-type="float" office:value="1364" calcext:value-type="float">
            <text:p>1364</text:p>
          </table:table-cell>
          <table:table-cell office:value-type="float" office:value="1890.45" calcext:value-type="float">
            <text:p>1890.45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1.225" calcext:value-type="float">
            <text:p>31.225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office:value-type="float" office:value="7596.25" calcext:value-type="float">
            <text:p>7596.25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office:value-type="float" office:value="1832.09" calcext:value-type="float">
            <text:p>1832.09</text:p>
          </table:table-cell>
          <table:table-cell table:number-columns-repeated="19"/>
        </table:table-row>
        <table:table-row table:style-name="ro1">
          <table:table-cell office:value-type="float" office:value="721.18" calcext:value-type="float">
            <text:p>721.18</text:p>
          </table:table-cell>
          <table:table-cell office:value-type="float" office:value="31.20199" calcext:value-type="float">
            <text:p>31.20199</text:p>
          </table:table-cell>
          <table:table-cell table:number-columns-repeated="3"/>
          <table:table-cell office:value-type="float" office:value="721.18" calcext:value-type="float">
            <text:p>721.18</text:p>
          </table:table-cell>
          <table:table-cell office:value-type="float" office:value="7595.79" calcext:value-type="float">
            <text:p>7595.79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1085.09" calcext:value-type="float">
            <text:p>1085.0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9.33458" calcext:value-type="float">
            <text:p>29.33458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float" office:value="7610.99" calcext:value-type="float">
            <text:p>7610.99</text:p>
          </table:table-cell>
          <table:table-cell table:number-columns-repeated="3"/>
          <table:table-cell office:value-type="float" office:value="1418" calcext:value-type="float">
            <text:p>1418</text:p>
          </table:table-cell>
          <table:table-cell office:value-type="float" office:value="1079.71" calcext:value-type="float">
            <text:p>1079.71</text:p>
          </table:table-cell>
          <table:table-cell table:number-columns-repeated="19"/>
        </table:table-row>
        <table:table-row table:style-name="ro1">
          <table:table-cell office:value-type="float" office:value="734.14" calcext:value-type="float">
            <text:p>734.14</text:p>
          </table:table-cell>
          <table:table-cell office:value-type="float" office:value="28.21279" calcext:value-type="float">
            <text:p>28.21279</text:p>
          </table:table-cell>
          <table:table-cell table:number-columns-repeated="3"/>
          <table:table-cell office:value-type="float" office:value="734.14" calcext:value-type="float">
            <text:p>734.14</text:p>
          </table:table-cell>
          <table:table-cell office:value-type="float" office:value="7622.2" calcext:value-type="float">
            <text:p>7622.2</text:p>
          </table:table-cell>
          <table:table-cell table:number-columns-repeated="3"/>
          <table:table-cell office:value-type="float" office:value="1436" calcext:value-type="float">
            <text:p>1436</text:p>
          </table:table-cell>
          <table:table-cell office:value-type="float" office:value="594.29" calcext:value-type="float">
            <text:p>594.2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7.70784" calcext:value-type="float">
            <text:p>27.70784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 office:value-type="float" office:value="7627.67" calcext:value-type="float">
            <text:p>7627.67</text:p>
          </table:table-cell>
          <table:table-cell table:number-columns-repeated="3"/>
          <table:table-cell office:value-type="float" office:value="1454" calcext:value-type="float">
            <text:p>1454</text:p>
          </table:table-cell>
          <table:table-cell office:value-type="float" office:value="595.85" calcext:value-type="float">
            <text:p>595.85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.90088" calcext:value-type="float">
            <text:p>26.90088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7638.08" calcext:value-type="float">
            <text:p>7638.08</text:p>
          </table:table-cell>
          <table:table-cell table:number-columns-repeated="3"/>
          <table:table-cell office:value-type="float" office:value="1472" calcext:value-type="float">
            <text:p>1472</text:p>
          </table:table-cell>
          <table:table-cell office:value-type="float" office:value="597.41" calcext:value-type="float">
            <text:p>597.41</text:p>
          </table:table-cell>
          <table:table-cell table:number-columns-repeated="19"/>
        </table:table-row>
        <table:table-row table:style-name="ro1">
          <table:table-cell office:value-type="float" office:value="751.44" calcext:value-type="float">
            <text:p>751.44</text:p>
          </table:table-cell>
          <table:table-cell office:value-type="float" office:value="26.78903" calcext:value-type="float">
            <text:p>26.78903</text:p>
          </table:table-cell>
          <table:table-cell table:number-columns-repeated="3"/>
          <table:table-cell office:value-type="float" office:value="751.44" calcext:value-type="float">
            <text:p>751.44</text:p>
          </table:table-cell>
          <table:table-cell office:value-type="float" office:value="7639.69" calcext:value-type="float">
            <text:p>7639.69</text:p>
          </table:table-cell>
          <table:table-cell table:number-columns-repeated="3"/>
          <table:table-cell office:value-type="float" office:value="1490" calcext:value-type="float">
            <text:p>1490</text:p>
          </table:table-cell>
          <table:table-cell office:value-type="float" office:value="598.97" calcext:value-type="float">
            <text:p>598.97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6.46129" calcext:value-type="float">
            <text:p>26.46129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7643.95" calcext:value-type="float">
            <text:p>7643.95</text:p>
          </table:table-cell>
          <table:table-cell table:number-columns-repeated="3"/>
          <table:table-cell office:value-type="float" office:value="1508" calcext:value-type="float">
            <text:p>1508</text:p>
          </table:table-cell>
          <table:table-cell office:value-type="float" office:value="600.53" calcext:value-type="float">
            <text:p>600.53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6.07184" calcext:value-type="float">
            <text:p>26.07184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7649.84" calcext:value-type="float">
            <text:p>7649.84</text:p>
          </table:table-cell>
          <table:table-cell table:number-columns-repeated="3"/>
          <table:table-cell office:value-type="float" office:value="1526" calcext:value-type="float">
            <text:p>1526</text:p>
          </table:table-cell>
          <table:table-cell office:value-type="float" office:value="602.09" calcext:value-type="float">
            <text:p>602.09</text:p>
          </table:table-cell>
          <table:table-cell table:number-columns-repeated="19"/>
        </table:table-row>
        <table:table-row table:style-name="ro1">
          <table:table-cell office:value-type="float" office:value="771.52" calcext:value-type="float">
            <text:p>771.52</text:p>
          </table:table-cell>
          <table:table-cell office:value-type="float" office:value="26.01127" calcext:value-type="float">
            <text:p>26.01127</text:p>
          </table:table-cell>
          <table:table-cell table:number-columns-repeated="3"/>
          <table:table-cell office:value-type="float" office:value="771.52" calcext:value-type="float">
            <text:p>771.52</text:p>
          </table:table-cell>
          <table:table-cell office:value-type="float" office:value="7650.84" calcext:value-type="float">
            <text:p>7650.84</text:p>
          </table:table-cell>
          <table:table-cell table:number-columns-repeated="3"/>
          <table:table-cell office:value-type="float" office:value="1544" calcext:value-type="float">
            <text:p>1544</text:p>
          </table:table-cell>
          <table:table-cell office:value-type="float" office:value="603.65" calcext:value-type="float">
            <text:p>603.65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.11281" calcext:value-type="float">
            <text:p>26.11281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office:value-type="float" office:value="7646.28" calcext:value-type="float">
            <text:p>7646.28</text:p>
          </table:table-cell>
          <table:table-cell table:number-columns-repeated="3"/>
          <table:table-cell office:value-type="float" office:value="1562" calcext:value-type="float">
            <text:p>1562</text:p>
          </table:table-cell>
          <table:table-cell office:value-type="float" office:value="605.21" calcext:value-type="float">
            <text:p>605.21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.2326" calcext:value-type="float">
            <text:p>26.2326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float" office:value="7640.92" calcext:value-type="float">
            <text:p>7640.92</text:p>
          </table:table-cell>
          <table:table-cell table:number-columns-repeated="3"/>
          <table:table-cell office:value-type="float" office:value="1580" calcext:value-type="float">
            <text:p>1580</text:p>
          </table:table-cell>
          <table:table-cell office:value-type="float" office:value="606.77" calcext:value-type="float">
            <text:p>606.77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.3524" calcext:value-type="float">
            <text:p>26.3524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7635.56" calcext:value-type="float">
            <text:p>7635.56</text:p>
          </table:table-cell>
          <table:table-cell table:number-columns-repeated="3"/>
          <table:table-cell office:value-type="float" office:value="1598" calcext:value-type="float">
            <text:p>1598</text:p>
          </table:table-cell>
          <table:table-cell office:value-type="float" office:value="608.33" calcext:value-type="float">
            <text:p>608.33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.4722" calcext:value-type="float">
            <text:p>26.4722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office:value-type="float" office:value="7630.2" calcext:value-type="float">
            <text:p>7630.2</text:p>
          </table:table-cell>
          <table:table-cell table:number-columns-repeated="3"/>
          <table:table-cell office:value-type="float" office:value="1616" calcext:value-type="float">
            <text:p>1616</text:p>
          </table:table-cell>
          <table:table-cell office:value-type="float" office:value="609.89" calcext:value-type="float">
            <text:p>609.8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6.59199" calcext:value-type="float">
            <text:p>26.59199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7624.85" calcext:value-type="float">
            <text:p>7624.85</text:p>
          </table:table-cell>
          <table:table-cell table:number-columns-repeated="3"/>
          <table:table-cell office:value-type="float" office:value="1634" calcext:value-type="float">
            <text:p>1634</text:p>
          </table:table-cell>
          <table:table-cell office:value-type="float" office:value="611.45" calcext:value-type="float">
            <text:p>611.45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6.71179" calcext:value-type="float">
            <text:p>26.71179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office:value-type="float" office:value="7619.51" calcext:value-type="float">
            <text:p>7619.51</text:p>
          </table:table-cell>
          <table:table-cell table:number-columns-repeated="3"/>
          <table:table-cell office:value-type="float" office:value="1652" calcext:value-type="float">
            <text:p>1652</text:p>
          </table:table-cell>
          <table:table-cell office:value-type="float" office:value="613.02" calcext:value-type="float">
            <text:p>613.02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.83159" calcext:value-type="float">
            <text:p>26.83159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office:value-type="float" office:value="7614.17" calcext:value-type="float">
            <text:p>7614.17</text:p>
          </table:table-cell>
          <table:table-cell table:number-columns-repeated="3"/>
          <table:table-cell office:value-type="float" office:value="1670" calcext:value-type="float">
            <text:p>1670</text:p>
          </table:table-cell>
          <table:table-cell office:value-type="float" office:value="614.58" calcext:value-type="float">
            <text:p>614.58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.95139" calcext:value-type="float">
            <text:p>26.95139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7608.84" calcext:value-type="float">
            <text:p>7608.84</text:p>
          </table:table-cell>
          <table:table-cell table:number-columns-repeated="3"/>
          <table:table-cell office:value-type="float" office:value="1688" calcext:value-type="float">
            <text:p>1688</text:p>
          </table:table-cell>
          <table:table-cell office:value-type="float" office:value="616.14" calcext:value-type="float">
            <text:p>616.14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7.07118" calcext:value-type="float">
            <text:p>27.07118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float" office:value="7603.51" calcext:value-type="float">
            <text:p>7603.51</text:p>
          </table:table-cell>
          <table:table-cell table:number-columns-repeated="3"/>
          <table:table-cell office:value-type="float" office:value="1706" calcext:value-type="float">
            <text:p>1706</text:p>
          </table:table-cell>
          <table:table-cell office:value-type="float" office:value="617.7" calcext:value-type="float">
            <text:p>617.7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7.19098" calcext:value-type="float">
            <text:p>27.19098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office:value-type="float" office:value="7598.19" calcext:value-type="float">
            <text:p>7598.19</text:p>
          </table:table-cell>
          <table:table-cell table:number-columns-repeated="3"/>
          <table:table-cell office:value-type="float" office:value="1724" calcext:value-type="float">
            <text:p>1724</text:p>
          </table:table-cell>
          <table:table-cell office:value-type="float" office:value="619.27" calcext:value-type="float">
            <text:p>619.27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7.31078" calcext:value-type="float">
            <text:p>27.31078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7592.87" calcext:value-type="float">
            <text:p>7592.87</text:p>
          </table:table-cell>
          <table:table-cell table:number-columns-repeated="3"/>
          <table:table-cell office:value-type="float" office:value="1742" calcext:value-type="float">
            <text:p>1742</text:p>
          </table:table-cell>
          <table:table-cell office:value-type="float" office:value="620.83" calcext:value-type="float">
            <text:p>620.83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7.43058" calcext:value-type="float">
            <text:p>27.43058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 office:value-type="float" office:value="7587.56" calcext:value-type="float">
            <text:p>7587.56</text:p>
          </table:table-cell>
          <table:table-cell table:number-columns-repeated="3"/>
          <table:table-cell office:value-type="float" office:value="1760" calcext:value-type="float">
            <text:p>1760</text:p>
          </table:table-cell>
          <table:table-cell office:value-type="float" office:value="622.39" calcext:value-type="float">
            <text:p>622.3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.55037" calcext:value-type="float">
            <text:p>27.55037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7582.26" calcext:value-type="float">
            <text:p>7582.26</text:p>
          </table:table-cell>
          <table:table-cell table:number-columns-repeated="3"/>
          <table:table-cell office:value-type="float" office:value="1778" calcext:value-type="float">
            <text:p>1778</text:p>
          </table:table-cell>
          <table:table-cell office:value-type="float" office:value="623.96" calcext:value-type="float">
            <text:p>623.96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7.67017" calcext:value-type="float">
            <text:p>27.67017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office:value-type="float" office:value="7576.96" calcext:value-type="float">
            <text:p>7576.96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office:value-type="float" office:value="625.52" calcext:value-type="float">
            <text:p>625.52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.78997" calcext:value-type="float">
            <text:p>27.78997</text:p>
          </table:table-cell>
          <table:table-cell table:number-columns-repeated="3"/>
          <table:table-cell office:value-type="float" office:value="920" calcext:value-type="float">
            <text:p>920</text:p>
          </table:table-cell>
          <table:table-cell office:value-type="float" office:value="7571.66" calcext:value-type="float">
            <text:p>7571.66</text:p>
          </table:table-cell>
          <table:table-cell table:number-columns-repeated="3"/>
          <table:table-cell office:value-type="float" office:value="1814" calcext:value-type="float">
            <text:p>1814</text:p>
          </table:table-cell>
          <table:table-cell office:value-type="float" office:value="627.09" calcext:value-type="float">
            <text:p>627.0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.90977" calcext:value-type="float">
            <text:p>27.90977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office:value-type="float" office:value="7566.37" calcext:value-type="float">
            <text:p>7566.37</text:p>
          </table:table-cell>
          <table:table-cell table:number-columns-repeated="3"/>
          <table:table-cell office:value-type="float" office:value="1832" calcext:value-type="float">
            <text:p>1832</text:p>
          </table:table-cell>
          <table:table-cell office:value-type="float" office:value="628.63" calcext:value-type="float">
            <text:p>628.63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8.02956" calcext:value-type="float">
            <text:p>28.02956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float" office:value="7561.09" calcext:value-type="float">
            <text:p>7561.09</text:p>
          </table:table-cell>
          <table:table-cell table:number-columns-repeated="2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8.14936" calcext:value-type="float">
            <text:p>28.14936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office:value-type="float" office:value="7555.81" calcext:value-type="float">
            <text:p>7555.81</text:p>
          </table:table-cell>
          <table:table-cell table:number-columns-repeated="2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.26916" calcext:value-type="float">
            <text:p>28.26916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office:value-type="float" office:value="7550.54" calcext:value-type="float">
            <text:p>7550.54</text:p>
          </table:table-cell>
          <table:table-cell table:number-columns-repeated="2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8.38896" calcext:value-type="float">
            <text:p>28.38896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office:value-type="float" office:value="7545.27" calcext:value-type="float">
            <text:p>7545.27</text:p>
          </table:table-cell>
          <table:table-cell table:number-columns-repeated="2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.50875" calcext:value-type="float">
            <text:p>28.50875</text:p>
          </table:table-cell>
          <table:table-cell table:number-columns-repeated="3"/>
          <table:table-cell office:value-type="float" office:value="980" calcext:value-type="float">
            <text:p>980</text:p>
          </table:table-cell>
          <table:table-cell office:value-type="float" office:value="7540.01" calcext:value-type="float">
            <text:p>7540.01</text:p>
          </table:table-cell>
          <table:table-cell table:number-columns-repeated="2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8.62855" calcext:value-type="float">
            <text:p>28.62855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office:value-type="float" office:value="7534.75" calcext:value-type="float">
            <text:p>7534.75</text:p>
          </table:table-cell>
          <table:table-cell table:number-columns-repeated="2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.74835" calcext:value-type="float">
            <text:p>28.7483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529.5" calcext:value-type="float">
            <text:p>7529.5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K1:Sheet1.L1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1:00:25.522839249</meta:creation-date>
    <dc:date>2026-04-22T15:07:46.250341794</dc:date>
    <meta:editing-duration>PT2H24M54S</meta:editing-duration>
    <meta:editing-cycles>2</meta:editing-cycles>
    <meta:generator>LibreOffice/7.3.7.2$Linux_X86_64 LibreOffice_project/30$Build-2</meta:generator>
    <meta:document-statistic meta:table-count="1" meta:cell-count="6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1cm" svg:y="3.954cm" style:legend-expansion="high" chart:style-name="ch2"/>
        <chart:plot-area chart:style-name="ch3" table:cell-range-address="Sheet1.A2:Sheet1.B107 Sheet1.B1:Sheet1.B1 Sheet1.D1:Sheet1.D12" chart:data-source-has-labels="row" svg:x="0.319cm" svg:y="0.18cm" svg:width="12.323cm" svg:height="8.645cm">
          <chart:coordinate-region svg:x="0.94cm" svg:y="0.38cm" svg:width="11.33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7" chart:label-cell-address="Sheet1.B1:Sheet1.B1" chart:class="chart:scatter">
            <chart:domain table:cell-range-address="Sheet1.A2:Sheet1.A107"/>
            <chart:data-point chart:repeated="106"/>
          </chart:series>
          <chart:series chart:style-name="ch8" chart:values-cell-range-address="Sheet1.D2:Sheet1.D12" chart:label-cell-address="Sheet1.D1:Sheet1.D1" chart:class="chart:scatter">
            <chart:domain table:cell-range-address="Sheet1.C2:Sheet1.C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[W/(m.K)]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[abridged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107</svg:desc>
                </draw:g>
              </table:table-cell>
              <table:table-cell office:value-type="float" office:value="60.22092">
                <text:p>60.22092</text:p>
                <draw:g>
                  <svg:desc>Sheet1.B2:Sheet1.B107</svg:desc>
                </draw:g>
              </table:table-cell>
              <table:table-cell office:value-type="float" office:value="25">
                <text:p>25</text:p>
                <draw:g>
                  <svg:desc>Sheet1.C2:Sheet1.C12</svg:desc>
                </draw:g>
              </table:table-cell>
              <table:table-cell office:value-type="float" office:value="60.22092">
                <text:p>60.22092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59.995">
                <text:p>59.995</text:p>
              </table:table-cell>
              <table:table-cell office:value-type="float" office:value="160">
                <text:p>160</text:p>
              </table:table-cell>
              <table:table-cell office:value-type="float" office:value="53.9057">
                <text:p>53.9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9.55736">
                <text:p>59.55736</text:p>
              </table:table-cell>
              <table:table-cell office:value-type="float" office:value="200">
                <text:p>200</text:p>
              </table:table-cell>
              <table:table-cell office:value-type="float" office:value="51.85092">
                <text:p>51.85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9.17778">
                <text:p>59.17778</text:p>
              </table:table-cell>
              <table:table-cell office:value-type="float" office:value="400">
                <text:p>400</text:p>
              </table:table-cell>
              <table:table-cell office:value-type="float" office:value="42.52166">
                <text:p>42.52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8.805">
                <text:p>58.805</text:p>
              </table:table-cell>
              <table:table-cell office:value-type="float" office:value="600">
                <text:p>600</text:p>
              </table:table-cell>
              <table:table-cell office:value-type="float" office:value="34.15757">
                <text:p>34.15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8.36761">
                <text:p>58.36761</text:p>
              </table:table-cell>
              <table:table-cell office:value-type="float" office:value="721.18">
                <text:p>721.18</text:p>
              </table:table-cell>
              <table:table-cell office:value-type="float" office:value="31.20199">
                <text:p>31.20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90696">
                <text:p>57.90696</text:p>
              </table:table-cell>
              <table:table-cell office:value-type="float" office:value="734.14">
                <text:p>734.14</text:p>
              </table:table-cell>
              <table:table-cell office:value-type="float" office:value="28.21279">
                <text:p>28.21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57.43746">
                <text:p>57.43746</text:p>
              </table:table-cell>
              <table:table-cell office:value-type="float" office:value="751.44">
                <text:p>751.44</text:p>
              </table:table-cell>
              <table:table-cell office:value-type="float" office:value="26.78903">
                <text:p>26.78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6.9634">
                <text:p>56.9634</text:p>
              </table:table-cell>
              <table:table-cell office:value-type="float" office:value="771.52">
                <text:p>771.52</text:p>
              </table:table-cell>
              <table:table-cell office:value-type="float" office:value="26.01127">
                <text:p>26.01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56.48659">
                <text:p>56.48659</text:p>
              </table:table-cell>
              <table:table-cell office:value-type="float" office:value="1000">
                <text:p>1000</text:p>
              </table:table-cell>
              <table:table-cell office:value-type="float" office:value="28.74835">
                <text:p>28.74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56.00797">
                <text:p>56.0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55.52811">
                <text:p>55.5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55.04739">
                <text:p>55.0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54.56609">
                <text:p>54.5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.18">
                <text:p>154.18</text:p>
              </table:table-cell>
              <table:table-cell office:value-type="float" office:value="54.3649">
                <text:p>54.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3.9057">
                <text:p>53.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45">
                <text:p>166.45</text:p>
              </table:table-cell>
              <table:table-cell office:value-type="float" office:value="53.43136">
                <text:p>53.4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3.2641">
                <text:p>53.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2.79309">
                <text:p>52.79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52.32201">
                <text:p>52.3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51.85092">
                <text:p>51.8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1.37989">
                <text:p>51.37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0.909">
                <text:p>5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0.4383">
                <text:p>50.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9.96786">
                <text:p>49.9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9.49774">
                <text:p>49.4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9.028">
                <text:p>49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8.55869">
                <text:p>48.5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8.08986">
                <text:p>48.08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7.62158">
                <text:p>47.6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47.15389">
                <text:p>47.1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46.68684">
                <text:p>46.6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46.22049">
                <text:p>46.2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45.75489">
                <text:p>45.7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45.29009">
                <text:p>45.2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44.82615">
                <text:p>44.8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44.36312">
                <text:p>44.3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43.90108">
                <text:p>43.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43.4401">
                <text:p>43.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42.98026">
                <text:p>42.9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42.52166">
                <text:p>42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2.06444">
                <text:p>42.0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41.60874">
                <text:p>41.6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41.15477">
                <text:p>41.1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40.70276">
                <text:p>40.7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40.253">
                <text:p>4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39.80587">
                <text:p>39.8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39.36179">
                <text:p>39.3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38.92128">
                <text:p>38.9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38.48665">
                <text:p>38.4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38.05479">
                <text:p>38.0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37.62834">
                <text:p>37.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37.20794">
                <text:p>37.2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36.79422">
                <text:p>36.7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36.38773">
                <text:p>36.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35.98893">
                <text:p>35.9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35.5981">
                <text:p>35.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35.21551">
                <text:p>35.2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34.84128">
                <text:p>34.84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34.47544">
                <text:p>34.4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3.68">
                <text:p>593.68</text:p>
              </table:table-cell>
              <table:table-cell office:value-type="float" office:value="34.34291">
                <text:p>34.3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">
                <text:p>600</text:p>
              </table:table-cell>
              <table:table-cell office:value-type="float" office:value="34.15757">
                <text:p>34.1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">
                <text:p>610</text:p>
              </table:table-cell>
              <table:table-cell office:value-type="float" office:value="33.87046">
                <text:p>33.8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">
                <text:p>620</text:p>
              </table:table-cell>
              <table:table-cell office:value-type="float" office:value="33.59093">
                <text:p>33.5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0">
                <text:p>630</text:p>
              </table:table-cell>
              <table:table-cell office:value-type="float" office:value="33.31903">
                <text:p>33.3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">
                <text:p>640</text:p>
              </table:table-cell>
              <table:table-cell office:value-type="float" office:value="33.05482">
                <text:p>33.0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0">
                <text:p>650</text:p>
              </table:table-cell>
              <table:table-cell office:value-type="float" office:value="32.79834">
                <text:p>32.7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">
                <text:p>660</text:p>
              </table:table-cell>
              <table:table-cell office:value-type="float" office:value="32.54965">
                <text:p>32.5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0">
                <text:p>670</text:p>
              </table:table-cell>
              <table:table-cell office:value-type="float" office:value="32.30881">
                <text:p>32.3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0">
                <text:p>680</text:p>
              </table:table-cell>
              <table:table-cell office:value-type="float" office:value="32.0759">
                <text:p>32.0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0">
                <text:p>690</text:p>
              </table:table-cell>
              <table:table-cell office:value-type="float" office:value="31.85098">
                <text:p>31.8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">
                <text:p>700</text:p>
              </table:table-cell>
              <table:table-cell office:value-type="float" office:value="31.63414">
                <text:p>31.6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">
                <text:p>710</text:p>
              </table:table-cell>
              <table:table-cell office:value-type="float" office:value="31.42545">
                <text:p>31.4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">
                <text:p>720</text:p>
              </table:table-cell>
              <table:table-cell office:value-type="float" office:value="31.225">
                <text:p>31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1.18">
                <text:p>721.18</text:p>
              </table:table-cell>
              <table:table-cell office:value-type="float" office:value="31.20199">
                <text:p>31.2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0">
                <text:p>730</text:p>
              </table:table-cell>
              <table:table-cell office:value-type="float" office:value="29.33458">
                <text:p>29.3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4.14">
                <text:p>734.14</text:p>
              </table:table-cell>
              <table:table-cell office:value-type="float" office:value="28.21279">
                <text:p>28.2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0">
                <text:p>740</text:p>
              </table:table-cell>
              <table:table-cell office:value-type="float" office:value="27.70784">
                <text:p>27.7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0">
                <text:p>750</text:p>
              </table:table-cell>
              <table:table-cell office:value-type="float" office:value="26.90088">
                <text:p>26.9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1.44">
                <text:p>751.44</text:p>
              </table:table-cell>
              <table:table-cell office:value-type="float" office:value="26.78903">
                <text:p>26.78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0">
                <text:p>760</text:p>
              </table:table-cell>
              <table:table-cell office:value-type="float" office:value="26.46129">
                <text:p>26.4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0">
                <text:p>770</text:p>
              </table:table-cell>
              <table:table-cell office:value-type="float" office:value="26.07184">
                <text:p>26.0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1.52">
                <text:p>771.52</text:p>
              </table:table-cell>
              <table:table-cell office:value-type="float" office:value="26.01127">
                <text:p>26.0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0">
                <text:p>780</text:p>
              </table:table-cell>
              <table:table-cell office:value-type="float" office:value="26.11281">
                <text:p>26.1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0">
                <text:p>790</text:p>
              </table:table-cell>
              <table:table-cell office:value-type="float" office:value="26.2326">
                <text:p>26.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0">
                <text:p>800</text:p>
              </table:table-cell>
              <table:table-cell office:value-type="float" office:value="26.3524">
                <text:p>26.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0">
                <text:p>810</text:p>
              </table:table-cell>
              <table:table-cell office:value-type="float" office:value="26.4722">
                <text:p>26.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0">
                <text:p>820</text:p>
              </table:table-cell>
              <table:table-cell office:value-type="float" office:value="26.59199">
                <text:p>26.5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26.71179">
                <text:p>26.7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0">
                <text:p>840</text:p>
              </table:table-cell>
              <table:table-cell office:value-type="float" office:value="26.83159">
                <text:p>26.8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0">
                <text:p>850</text:p>
              </table:table-cell>
              <table:table-cell office:value-type="float" office:value="26.95139">
                <text:p>26.9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0">
                <text:p>860</text:p>
              </table:table-cell>
              <table:table-cell office:value-type="float" office:value="27.07118">
                <text:p>27.0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0">
                <text:p>870</text:p>
              </table:table-cell>
              <table:table-cell office:value-type="float" office:value="27.19098">
                <text:p>27.1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0">
                <text:p>880</text:p>
              </table:table-cell>
              <table:table-cell office:value-type="float" office:value="27.31078">
                <text:p>27.3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0">
                <text:p>890</text:p>
              </table:table-cell>
              <table:table-cell office:value-type="float" office:value="27.43058">
                <text:p>27.4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0">
                <text:p>900</text:p>
              </table:table-cell>
              <table:table-cell office:value-type="float" office:value="27.55037">
                <text:p>27.5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0">
                <text:p>910</text:p>
              </table:table-cell>
              <table:table-cell office:value-type="float" office:value="27.67017">
                <text:p>27.6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0">
                <text:p>920</text:p>
              </table:table-cell>
              <table:table-cell office:value-type="float" office:value="27.78997">
                <text:p>27.7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0">
                <text:p>930</text:p>
              </table:table-cell>
              <table:table-cell office:value-type="float" office:value="27.90977">
                <text:p>27.9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0">
                <text:p>940</text:p>
              </table:table-cell>
              <table:table-cell office:value-type="float" office:value="28.02956">
                <text:p>28.0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0">
                <text:p>950</text:p>
              </table:table-cell>
              <table:table-cell office:value-type="float" office:value="28.14936">
                <text:p>28.1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0">
                <text:p>960</text:p>
              </table:table-cell>
              <table:table-cell office:value-type="float" office:value="28.26916">
                <text:p>28.2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0">
                <text:p>970</text:p>
              </table:table-cell>
              <table:table-cell office:value-type="float" office:value="28.38896">
                <text:p>28.38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0">
                <text:p>980</text:p>
              </table:table-cell>
              <table:table-cell office:value-type="float" office:value="28.50875">
                <text:p>28.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0">
                <text:p>990</text:p>
              </table:table-cell>
              <table:table-cell office:value-type="float" office:value="28.62855">
                <text:p>28.6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0">
                <text:p>1000</text:p>
              </table:table-cell>
              <table:table-cell office:value-type="float" office:value="28.74835">
                <text:p>28.74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828cm" svg:y="4.204cm" style:legend-expansion="high" chart:style-name="ch2"/>
        <chart:plot-area chart:style-name="ch3" table:cell-range-address="Sheet1.F2:Sheet1.G107 Sheet1.G1:Sheet1.G1" chart:data-source-has-labels="row" svg:x="0.319cm" svg:y="0.18cm" svg:width="12.19cm" svg:height="8.646cm">
          <chart:coordinate-region svg:x="1.311cm" svg:y="0.38cm" svg:width="10.82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07" chart:label-cell-address="Sheet1.G1:Sheet1.G1" chart:class="chart:scatter">
            <chart:domain table:cell-range-address="Sheet1.F2:Sheet1.F107"/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ho[kg/cm3]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F2:Sheet1.F107</svg:desc>
                </draw:g>
              </table:table-cell>
              <table:table-cell office:value-type="float" office:value="7824.06">
                <text:p>7824.06</text:p>
                <draw:g>
                  <svg:desc>Sheet1.G2:Sheet1.G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822.97">
                <text:p>7822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821.05">
                <text:p>7821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820.23">
                <text:p>782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820.42">
                <text:p>782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818.79">
                <text:p>7818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816.58">
                <text:p>7816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814.13">
                <text:p>781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7811.54">
                <text:p>7811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7808.87">
                <text:p>7808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7806.13">
                <text:p>7806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7803.34">
                <text:p>7803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7800.5">
                <text:p>780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7797.64">
                <text:p>7797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.18">
                <text:p>154.18</text:p>
              </table:table-cell>
              <table:table-cell office:value-type="float" office:value="7796.43">
                <text:p>7796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7795.53">
                <text:p>7795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45">
                <text:p>166.45</text:p>
              </table:table-cell>
              <table:table-cell office:value-type="float" office:value="7794.35">
                <text:p>7794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7793.27">
                <text:p>7793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7790.21">
                <text:p>7790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7787.12">
                <text:p>7787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7784.03">
                <text:p>7784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7780.91">
                <text:p>7780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7777.77">
                <text:p>7777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7774.62">
                <text:p>777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7771.45">
                <text:p>777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7768.26">
                <text:p>7768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7765.05">
                <text:p>7765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7761.82">
                <text:p>7761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7758.57">
                <text:p>7758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7755.3">
                <text:p>775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752.02">
                <text:p>7752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7748.71">
                <text:p>7748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745.38">
                <text:p>7745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7742.03">
                <text:p>7742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7738.66">
                <text:p>7738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7735.27">
                <text:p>7735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7731.86">
                <text:p>7731.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7728.42">
                <text:p>7728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7724.96">
                <text:p>7724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7721.48">
                <text:p>7721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7717.97">
                <text:p>7717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7714.43">
                <text:p>7714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710.87">
                <text:p>7710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707.29">
                <text:p>7707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703.67">
                <text:p>7703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700.04">
                <text:p>770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696.37">
                <text:p>7696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7692.68">
                <text:p>7692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7688.97">
                <text:p>7688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7685.23">
                <text:p>7685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7681.47">
                <text:p>7681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7677.69">
                <text:p>7677.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7673.88">
                <text:p>7673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7670.06">
                <text:p>767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7666.22">
                <text:p>7666.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7662.37">
                <text:p>7662.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7658.5">
                <text:p>7658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7654.61">
                <text:p>7654.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7650.71">
                <text:p>7650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7646.79">
                <text:p>7646.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3.68">
                <text:p>593.68</text:p>
              </table:table-cell>
              <table:table-cell office:value-type="float" office:value="7645.34">
                <text:p>7645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">
                <text:p>600</text:p>
              </table:table-cell>
              <table:table-cell office:value-type="float" office:value="7642.94">
                <text:p>7642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">
                <text:p>610</text:p>
              </table:table-cell>
              <table:table-cell office:value-type="float" office:value="7639.12">
                <text:p>7639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">
                <text:p>620</text:p>
              </table:table-cell>
              <table:table-cell office:value-type="float" office:value="7635.29">
                <text:p>7635.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0">
                <text:p>630</text:p>
              </table:table-cell>
              <table:table-cell office:value-type="float" office:value="7631.44">
                <text:p>7631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">
                <text:p>640</text:p>
              </table:table-cell>
              <table:table-cell office:value-type="float" office:value="7627.59">
                <text:p>7627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0">
                <text:p>650</text:p>
              </table:table-cell>
              <table:table-cell office:value-type="float" office:value="7623.71">
                <text:p>7623.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">
                <text:p>660</text:p>
              </table:table-cell>
              <table:table-cell office:value-type="float" office:value="7619.83">
                <text:p>7619.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0">
                <text:p>670</text:p>
              </table:table-cell>
              <table:table-cell office:value-type="float" office:value="7615.93">
                <text:p>7615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0">
                <text:p>680</text:p>
              </table:table-cell>
              <table:table-cell office:value-type="float" office:value="7612.02">
                <text:p>7612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0">
                <text:p>690</text:p>
              </table:table-cell>
              <table:table-cell office:value-type="float" office:value="7608.1">
                <text:p>7608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">
                <text:p>700</text:p>
              </table:table-cell>
              <table:table-cell office:value-type="float" office:value="7604.16">
                <text:p>7604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">
                <text:p>710</text:p>
              </table:table-cell>
              <table:table-cell office:value-type="float" office:value="7600.21">
                <text:p>7600.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">
                <text:p>720</text:p>
              </table:table-cell>
              <table:table-cell office:value-type="float" office:value="7596.25">
                <text:p>7596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1.18">
                <text:p>721.18</text:p>
              </table:table-cell>
              <table:table-cell office:value-type="float" office:value="7595.79">
                <text:p>7595.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0">
                <text:p>730</text:p>
              </table:table-cell>
              <table:table-cell office:value-type="float" office:value="7610.99">
                <text:p>7610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4.14">
                <text:p>734.14</text:p>
              </table:table-cell>
              <table:table-cell office:value-type="float" office:value="7622.2">
                <text:p>7622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0">
                <text:p>740</text:p>
              </table:table-cell>
              <table:table-cell office:value-type="float" office:value="7627.67">
                <text:p>7627.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0">
                <text:p>750</text:p>
              </table:table-cell>
              <table:table-cell office:value-type="float" office:value="7638.08">
                <text:p>7638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1.44">
                <text:p>751.44</text:p>
              </table:table-cell>
              <table:table-cell office:value-type="float" office:value="7639.69">
                <text:p>7639.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0">
                <text:p>760</text:p>
              </table:table-cell>
              <table:table-cell office:value-type="float" office:value="7643.95">
                <text:p>7643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0">
                <text:p>770</text:p>
              </table:table-cell>
              <table:table-cell office:value-type="float" office:value="7649.84">
                <text:p>7649.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1.52">
                <text:p>771.52</text:p>
              </table:table-cell>
              <table:table-cell office:value-type="float" office:value="7650.84">
                <text:p>7650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0">
                <text:p>780</text:p>
              </table:table-cell>
              <table:table-cell office:value-type="float" office:value="7646.28">
                <text:p>7646.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0">
                <text:p>790</text:p>
              </table:table-cell>
              <table:table-cell office:value-type="float" office:value="7640.92">
                <text:p>764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0">
                <text:p>800</text:p>
              </table:table-cell>
              <table:table-cell office:value-type="float" office:value="7635.56">
                <text:p>7635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0">
                <text:p>810</text:p>
              </table:table-cell>
              <table:table-cell office:value-type="float" office:value="7630.2">
                <text:p>7630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0">
                <text:p>820</text:p>
              </table:table-cell>
              <table:table-cell office:value-type="float" office:value="7624.85">
                <text:p>7624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7619.51">
                <text:p>7619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0">
                <text:p>840</text:p>
              </table:table-cell>
              <table:table-cell office:value-type="float" office:value="7614.17">
                <text:p>7614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0">
                <text:p>850</text:p>
              </table:table-cell>
              <table:table-cell office:value-type="float" office:value="7608.84">
                <text:p>7608.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0">
                <text:p>860</text:p>
              </table:table-cell>
              <table:table-cell office:value-type="float" office:value="7603.51">
                <text:p>7603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0">
                <text:p>870</text:p>
              </table:table-cell>
              <table:table-cell office:value-type="float" office:value="7598.19">
                <text:p>7598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0">
                <text:p>880</text:p>
              </table:table-cell>
              <table:table-cell office:value-type="float" office:value="7592.87">
                <text:p>7592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0">
                <text:p>890</text:p>
              </table:table-cell>
              <table:table-cell office:value-type="float" office:value="7587.56">
                <text:p>7587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0">
                <text:p>900</text:p>
              </table:table-cell>
              <table:table-cell office:value-type="float" office:value="7582.26">
                <text:p>7582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0">
                <text:p>910</text:p>
              </table:table-cell>
              <table:table-cell office:value-type="float" office:value="7576.96">
                <text:p>7576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0">
                <text:p>920</text:p>
              </table:table-cell>
              <table:table-cell office:value-type="float" office:value="7571.66">
                <text:p>7571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0">
                <text:p>930</text:p>
              </table:table-cell>
              <table:table-cell office:value-type="float" office:value="7566.37">
                <text:p>7566.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0">
                <text:p>940</text:p>
              </table:table-cell>
              <table:table-cell office:value-type="float" office:value="7561.09">
                <text:p>7561.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0">
                <text:p>950</text:p>
              </table:table-cell>
              <table:table-cell office:value-type="float" office:value="7555.81">
                <text:p>7555.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0">
                <text:p>960</text:p>
              </table:table-cell>
              <table:table-cell office:value-type="float" office:value="7550.54">
                <text:p>7550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0">
                <text:p>970</text:p>
              </table:table-cell>
              <table:table-cell office:value-type="float" office:value="7545.27">
                <text:p>7545.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0">
                <text:p>980</text:p>
              </table:table-cell>
              <table:table-cell office:value-type="float" office:value="7540.01">
                <text:p>7540.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0">
                <text:p>990</text:p>
              </table:table-cell>
              <table:table-cell office:value-type="float" office:value="7534.75">
                <text:p>7534.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0">
                <text:p>1000</text:p>
              </table:table-cell>
              <table:table-cell office:value-type="float" office:value="7529.5">
                <text:p>752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952cm" style:legend-expansion="high" chart:style-name="ch2"/>
        <chart:plot-area chart:style-name="ch3" table:cell-range-address="Sheet1.K1:Sheet1.L54 Sheet1.N1:Sheet1.N20" chart:data-source-has-labels="row" svg:x="0.32cm" svg:y="0.18cm" svg:width="12.085cm" svg:height="8.64cm">
          <chart:coordinate-region svg:x="1.127cm" svg:y="0.379cm" svg:width="10.9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54" chart:label-cell-address="Sheet1.L1:Sheet1.L1" chart:class="chart:scatter">
            <chart:domain table:cell-range-address="Sheet1.K2:Sheet1.K54"/>
            <chart:data-point chart:repeated="53"/>
          </chart:series>
          <chart:series chart:style-name="ch8" chart:values-cell-range-address="Sheet1.N2:Sheet1.N20" chart:label-cell-address="Sheet1.N1:Sheet1.N1" chart:class="chart:scatter">
            <chart:domain table:cell-range-address="Sheet1.M2:Sheet1.M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p[J/(kg.K)]</text:p>
                <draw:g>
                  <svg:desc>Sheet1.L1:Sheet1.L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p[abridged]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Sheet1.K2:Sheet1.K54</svg:desc>
                </draw:g>
              </table:table-cell>
              <table:table-cell office:value-type="float" office:value="463.23">
                <text:p>463.23</text:p>
                <draw:g>
                  <svg:desc>Sheet1.L2:Sheet1.L54</svg:desc>
                </draw:g>
              </table:table-cell>
              <table:table-cell office:value-type="float" office:value="0">
                <text:p>0</text:p>
                <draw:g>
                  <svg:desc>Sheet1.M2:Sheet1.M20</svg:desc>
                </draw:g>
              </table:table-cell>
              <table:table-cell office:value-type="float" office:value="463.23">
                <text:p>463.23</text:p>
                <draw:g>
                  <svg:desc>Sheet1.N2:Sheet1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471.02">
                <text:p>471.02</text:p>
              </table:table-cell>
              <table:table-cell office:value-type="float" office:value="410">
                <text:p>410</text:p>
              </table:table-cell>
              <table:table-cell office:value-type="float" office:value="526.99">
                <text:p>526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">
                <text:p>104</text:p>
              </table:table-cell>
              <table:table-cell office:value-type="float" office:value="482.88">
                <text:p>482.88</text:p>
              </table:table-cell>
              <table:table-cell office:value-type="float" office:value="806">
                <text:p>806</text:p>
              </table:table-cell>
              <table:table-cell office:value-type="float" office:value="651.27">
                <text:p>65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515.43">
                <text:p>515.43</text:p>
              </table:table-cell>
              <table:table-cell office:value-type="float" office:value="1004">
                <text:p>1004</text:p>
              </table:table-cell>
              <table:table-cell office:value-type="float" office:value="753.22">
                <text:p>75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492.02">
                <text:p>49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">
                <text:p>158</text:p>
              </table:table-cell>
              <table:table-cell office:value-type="float" office:value="484.13">
                <text:p>4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484.13">
                <text:p>4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">
                <text:p>194</text:p>
              </table:table-cell>
              <table:table-cell office:value-type="float" office:value="486.07">
                <text:p>486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488.79">
                <text:p>488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491.86">
                <text:p>49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495.14">
                <text:p>495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">
                <text:p>266</text:p>
              </table:table-cell>
              <table:table-cell office:value-type="float" office:value="498.55">
                <text:p>49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4">
                <text:p>284</text:p>
              </table:table-cell>
              <table:table-cell office:value-type="float" office:value="502.06">
                <text:p>50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">
                <text:p>302</text:p>
              </table:table-cell>
              <table:table-cell office:value-type="float" office:value="505.66">
                <text:p>505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">
                <text:p>320</text:p>
              </table:table-cell>
              <table:table-cell office:value-type="float" office:value="522.28">
                <text:p>52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8">
                <text:p>338</text:p>
              </table:table-cell>
              <table:table-cell office:value-type="float" office:value="511.11">
                <text:p>51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6">
                <text:p>356</text:p>
              </table:table-cell>
              <table:table-cell office:value-type="float" office:value="514.98">
                <text:p>51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4">
                <text:p>374</text:p>
              </table:table-cell>
              <table:table-cell office:value-type="float" office:value="518.91">
                <text:p>518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2">
                <text:p>392</text:p>
              </table:table-cell>
              <table:table-cell office:value-type="float" office:value="522.91">
                <text:p>52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">
                <text:p>410</text:p>
              </table:table-cell>
              <table:table-cell office:value-type="float" office:value="526.99">
                <text:p>526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">
                <text:p>428</text:p>
              </table:table-cell>
              <table:table-cell office:value-type="float" office:value="531.14">
                <text:p>53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6">
                <text:p>446</text:p>
              </table:table-cell>
              <table:table-cell office:value-type="float" office:value="535.39">
                <text:p>53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4">
                <text:p>464</text:p>
              </table:table-cell>
              <table:table-cell office:value-type="float" office:value="539.73">
                <text:p>539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2">
                <text:p>482</text:p>
              </table:table-cell>
              <table:table-cell office:value-type="float" office:value="544.18">
                <text:p>54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48.74">
                <text:p>548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">
                <text:p>518</text:p>
              </table:table-cell>
              <table:table-cell office:value-type="float" office:value="553.41">
                <text:p>55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6">
                <text:p>536</text:p>
              </table:table-cell>
              <table:table-cell office:value-type="float" office:value="558.21">
                <text:p>55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4">
                <text:p>554</text:p>
              </table:table-cell>
              <table:table-cell office:value-type="float" office:value="563.15">
                <text:p>56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2">
                <text:p>572</text:p>
              </table:table-cell>
              <table:table-cell office:value-type="float" office:value="568.22">
                <text:p>568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0">
                <text:p>590</text:p>
              </table:table-cell>
              <table:table-cell office:value-type="float" office:value="573.45">
                <text:p>57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8">
                <text:p>608</text:p>
              </table:table-cell>
              <table:table-cell office:value-type="float" office:value="578.84">
                <text:p>578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6">
                <text:p>626</text:p>
              </table:table-cell>
              <table:table-cell office:value-type="float" office:value="584.39">
                <text:p>584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4">
                <text:p>644</text:p>
              </table:table-cell>
              <table:table-cell office:value-type="float" office:value="590.12">
                <text:p>59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2">
                <text:p>662</text:p>
              </table:table-cell>
              <table:table-cell office:value-type="float" office:value="596.03">
                <text:p>59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602.14">
                <text:p>60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8">
                <text:p>698</text:p>
              </table:table-cell>
              <table:table-cell office:value-type="float" office:value="608.46">
                <text:p>608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6">
                <text:p>71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4">
                <text:p>734</text:p>
              </table:table-cell>
              <table:table-cell office:value-type="float" office:value="621.76">
                <text:p>621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2">
                <text:p>752</text:p>
              </table:table-cell>
              <table:table-cell office:value-type="float" office:value="628.76">
                <text:p>628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636.01">
                <text:p>636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8">
                <text:p>788</text:p>
              </table:table-cell>
              <table:table-cell office:value-type="float" office:value="643.51">
                <text:p>64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6">
                <text:p>806</text:p>
              </table:table-cell>
              <table:table-cell office:value-type="float" office:value="651.27">
                <text:p>65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4">
                <text:p>824</text:p>
              </table:table-cell>
              <table:table-cell office:value-type="float" office:value="659.34">
                <text:p>65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2">
                <text:p>842</text:p>
              </table:table-cell>
              <table:table-cell office:value-type="float" office:value="667.63">
                <text:p>66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0">
                <text:p>860</text:p>
              </table:table-cell>
              <table:table-cell office:value-type="float" office:value="676.18">
                <text:p>676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8">
                <text:p>878</text:p>
              </table:table-cell>
              <table:table-cell office:value-type="float" office:value="684.99">
                <text:p>68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6">
                <text:p>896</text:p>
              </table:table-cell>
              <table:table-cell office:value-type="float" office:value="694.05">
                <text:p>69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4">
                <text:p>914</text:p>
              </table:table-cell>
              <table:table-cell office:value-type="float" office:value="703.35">
                <text:p>70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2">
                <text:p>932</text:p>
              </table:table-cell>
              <table:table-cell office:value-type="float" office:value="712.88">
                <text:p>71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">
                <text:p>950</text:p>
              </table:table-cell>
              <table:table-cell office:value-type="float" office:value="722.63">
                <text:p>72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8">
                <text:p>968</text:p>
              </table:table-cell>
              <table:table-cell office:value-type="float" office:value="732.6">
                <text:p>73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6">
                <text:p>986</text:p>
              </table:table-cell>
              <table:table-cell office:value-type="float" office:value="742.79">
                <text:p>742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4">
                <text:p>1004</text:p>
              </table:table-cell>
              <table:table-cell office:value-type="float" office:value="753.22">
                <text:p>75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